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39" style:family="paragraph" style:parent-style-name="Frame_20_contents">
      <style:paragraph-properties fo:text-align="center" style:justify-single-word="false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8" style:family="text">
      <style:text-properties fo:font-size="6pt" style:text-underline-style="none" fo:font-weight="bold" style:font-size-asian="6pt" style:font-weight-asian="bold" style:font-size-complex="6pt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0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_(o.bank_id.information)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33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7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39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41"><text:span text:style-name="T11"><text:placeholder text:placeholder-type="text">&lt;_(item.product_id.name)&gt;</text:placeholder></text:span><text:span text:style-name="T11"><text:line-break/>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5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38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5"><draw:text-box><text:p text:style-name="P39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42"><text:span text:style-name="T11"><text:placeholder text:placeholder-type="text">&lt;_(item.product_id.name).split("]")[-1]&gt;</text:placeholder></text:span><text:span text:style-name="T11"><text:line-break/></text:span></text:p>
            <text:p text:style-name="P43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4H12M17S</meta:editing-duration>
    <meta:editing-cycles>217</meta:editing-cycles>
    <meta:generator>LibreOffice/4.3.3.2$Linux_X86_64 LibreOffice_project/430m0$Build-2</meta:generator>
    <meta:initial-creator>Nicola Riolini</meta:initial-creator>
    <dc:date>2015-10-05T09:22:23.340066593</dc:date>
    <dc:creator>thebrush </dc:creator>
    <meta:document-statistic meta:table-count="8" meta:image-count="2" meta:object-count="0" meta:page-count="2" meta:paragraph-count="97" meta:word-count="319" meta:character-count="1925" meta:non-whitespace-character-count="1819"/>
    <meta:user-defined meta:name="Info 1"/>
    <meta:user-defined meta:name="Info 2"/>
    <meta:user-defined meta:name="Info 3"/>
    <meta:user-defined meta:name="Info 4"/>
  </office:meta>
</office:document-meta>
</file>